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9" style:parent-style-name="DefaultParagraphFont" style:family="text">
      <style:text-properties style:font-name="Arial" style:font-name-complex="Arial"/>
    </style:style>
    <style:style style:name="P10" style:parent-style-name="Normal" style:family="paragraph">
      <style:paragraph-properties fo:text-align="justify"/>
    </style:style>
    <style:style style:name="T11" style:parent-style-name="DefaultParagraphFont" style:family="text">
      <style:text-properties style:font-name="Arial" style:font-name-complex="Arial"/>
    </style:style>
    <style:style style:name="P1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style:font-name="Arial" style:font-name-complex="Arial"/>
    </style:style>
    <style:style style:name="P14" style:parent-style-name="Normal" style:family="paragraph">
      <style:text-properties style:font-name="Arial" style:font-name-complex="Arial"/>
    </style:style>
    <style:style style:name="P15" style:parent-style-name="Normal" style:family="paragraph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/>
    </style:style>
    <style:style style:name="P17" style:parent-style-name="Normal" style:family="paragraph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style:font-name="Arial" style:font-name-complex="Arial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/>
    </style:style>
    <style:style style:name="P28" style:parent-style-name="Normal" style:family="paragraph">
      <style:text-properties style:font-name="Arial" style:font-name-complex="Arial"/>
    </style:style>
    <style:style style:name="P29" style:parent-style-name="Normal" style:family="paragraph">
      <style:text-properties style:font-name="Arial" style:font-name-complex="Arial"/>
    </style:style>
    <style:style style:name="T30" style:parent-style-name="DefaultParagraphFont" style:family="text">
      <style:text-properties style:font-name="Arial" style:font-name-complex="Arial"/>
    </style:style>
    <style:style style:name="T31" style:parent-style-name="DefaultParagraphFont" style:family="text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/>
    </style:style>
    <style:style style:name="T33" style:parent-style-name="DefaultParagraphFont" style:family="text">
      <style:text-properties style:font-name="Arial" style:font-name-complex="Arial"/>
    </style:style>
    <style:style style:name="T34" style:parent-style-name="DefaultParagraphFont" style:family="text">
      <style:text-properties style:font-name="Arial" style:font-name-complex="Arial"/>
    </style:style>
    <style:style style:name="P35" style:parent-style-name="Normal" style:family="paragraph">
      <style:text-properties style:font-name="Arial" style:font-name-complex="Arial"/>
    </style:style>
    <style:style style:name="P36" style:parent-style-name="Normal" style:family="paragraph">
      <style:text-properties style:font-name="Arial" style:font-name-complex="Arial"/>
    </style:style>
    <style:style style:name="P37" style:parent-style-name="Normal" style:family="paragraph">
      <style:text-properties style:font-name="Arial" style:font-name-complex="Arial"/>
    </style:style>
    <style:style style:name="T38" style:parent-style-name="DefaultParagraphFont" style:family="text">
      <style:text-properties style:font-name="Arial" style:font-name-complex="Arial"/>
    </style:style>
    <style:style style:name="P39" style:parent-style-name="Normal" style:family="paragraph">
      <style:text-properties style:font-name="Arial" style:font-name-complex="Arial"/>
    </style:style>
    <style:style style:name="P40" style:parent-style-name="Normal" style:family="paragraph">
      <style:paragraph-properties fo:break-before="page"/>
      <style:text-properties style:font-name="Arial" style:font-name-complex="Arial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="Arial" style:font-name-complex="Arial"/>
    </style:style>
    <style:style style:name="T43" style:parent-style-name="DefaultParagraphFont" style:family="text">
      <style:text-properties style:font-name="Arial" style:font-name-complex="Arial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style:font-name="Arial" style:font-name-complex="Arial"/>
    </style:style>
    <style:style style:name="T46" style:parent-style-name="DefaultParagraphFont" style:family="text">
      <style:text-properties style:font-name="Arial" style:font-name-complex="Arial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48" style:parent-style-name="DefaultParagraphFont" style:family="text">
      <style:text-properties style:font-name="Arial" style:font-name-complex="Arial"/>
    </style:style>
    <style:style style:name="P49" style:parent-style-name="Normal" style:family="paragraph">
      <style:text-properties style:font-name="Arial" style:font-name-complex="Arial"/>
    </style:style>
    <style:style style:name="T50" style:parent-style-name="DefaultParagraphFont" style:family="text">
      <style:text-properties style:font-name="Arial" style:font-name-complex="Arial"/>
    </style:style>
    <style:style style:name="P51" style:parent-style-name="Normal" style:family="paragraph">
      <style:text-properties style:font-name="Arial" style:font-name-complex="Arial"/>
    </style:style>
    <style:style style:name="T52" style:parent-style-name="DefaultParagraphFont" style:family="text">
      <style:text-properties style:font-name="Arial" style:font-name-complex="Arial"/>
    </style:style>
    <style:style style:name="P53" style:parent-style-name="Normal" style:family="paragraph">
      <style:text-properties style:font-name="Arial" style:font-name-complex="Arial"/>
    </style:style>
    <style:style style:name="T54" style:parent-style-name="DefaultParagraphFont" style:family="text">
      <style:text-properties style:font-name="Arial" style:font-name-complex="Arial"/>
    </style:style>
    <style:style style:name="P55" style:parent-style-name="Normal" style:family="paragraph">
      <style:text-properties style:font-name="Arial" style:font-name-complex="Arial"/>
    </style:style>
    <style:style style:name="P56" style:parent-style-name="Normal" style:family="paragraph">
      <style:text-properties style:font-name="Arial" style:font-name-complex="Arial"/>
    </style:style>
    <style:style style:name="T57" style:parent-style-name="DefaultParagraphFont" style:family="text">
      <style:text-properties style:font-name="Arial" style:font-name-complex="Arial"/>
    </style:style>
    <style:style style:name="P58" style:parent-style-name="Normal" style:family="paragraph">
      <style:text-properties style:font-name="Arial" style:font-name-complex="Arial"/>
    </style:style>
    <style:style style:name="P59" style:parent-style-name="Normal" style:family="paragraph">
      <style:text-properties style:font-name="Arial" style:font-name-complex="Arial"/>
    </style:style>
    <style:style style:name="T60" style:parent-style-name="DefaultParagraphFont" style:family="text">
      <style:text-properties style:font-name="Arial" style:font-name-complex="Arial"/>
    </style:style>
    <style:style style:name="P61" style:parent-style-name="Normal" style:family="paragraph">
      <style:text-properties style:font-name="Arial" style:font-name-complex="Arial"/>
    </style:style>
    <style:style style:name="P62" style:parent-style-name="Normal" style:family="paragraph">
      <style:paragraph-properties>
        <style:tab-stops>
          <style:tab-stop style:type="left" style:position="2.2729in"/>
        </style:tab-stops>
      </style:paragraph-properties>
    </style:style>
    <style:style style:name="T63" style:parent-style-name="DefaultParagraphFont" style:family="text">
      <style:text-properties style:font-name="Arial" style:font-name-complex="Arial"/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style:font-name="Arial" style:font-name-complex="Arial"/>
    </style:style>
    <style:style style:name="P66" style:parent-style-name="Normal" style:family="paragraph">
      <style:paragraph-properties fo:break-before="page">
        <style:tab-stops>
          <style:tab-stop style:type="left" style:position="2.2729in"/>
        </style:tab-stops>
      </style:paragraph-properties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style:font-name="Arial" style:font-name-complex="Arial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T70" style:parent-style-name="DefaultParagraphFont" style:family="text">
      <style:text-properties style:font-name="Arial" style:font-name-complex="Arial"/>
    </style:style>
    <style:style style:name="T71" style:parent-style-name="DefaultParagraphFont" style:family="text">
      <style:text-properties style:font-name="Arial" style:font-name-complex="Arial"/>
    </style:style>
    <style:style style:name="T72" style:parent-style-name="DefaultParagraphFont" style:family="text">
      <style:text-properties style:font-name="Arial" style:font-name-complex="Arial"/>
    </style:style>
    <style:style style:name="T73" style:parent-style-name="DefaultParagraphFont" style:family="text">
      <style:text-properties style:font-name="Arial" style:font-name-complex="Arial"/>
    </style:style>
    <style:style style:name="T74" style:parent-style-name="DefaultParagraphFont" style:family="text">
      <style:text-properties style:font-name="Arial" style:font-name-complex="Arial"/>
    </style:style>
    <style:style style:name="T75" style:parent-style-name="DefaultParagraphFont" style:family="text">
      <style:text-properties style:font-name="Arial" style:font-name-complex="Arial"/>
    </style:style>
    <style:style style:name="T76" style:parent-style-name="DefaultParagraphFont" style:family="text">
      <style:text-properties style:font-name="Arial" style:font-name-complex="Arial"/>
    </style:style>
    <style:style style:name="T77" style:parent-style-name="DefaultParagraphFont" style:family="text">
      <style:text-properties style:font-name="Arial" style:font-name-complex="Arial"/>
    </style:style>
    <style:style style:name="T78" style:parent-style-name="DefaultParagraphFont" style:family="text">
      <style:text-properties style:font-name="Arial" style:font-name-complex="Arial"/>
    </style:style>
    <style:style style:name="T79" style:parent-style-name="DefaultParagraphFont" style:family="text">
      <style:text-properties style:font-name="Arial" style:font-name-complex="Arial"/>
    </style:style>
    <style:style style:name="T80" style:parent-style-name="DefaultParagraphFont" style:family="text">
      <style:text-properties style:font-name="Arial" style:font-name-complex="Arial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paragraph-properties fo:break-before="page">
        <style:tab-stops>
          <style:tab-stop style:type="left" style:position="2.2729in"/>
        </style:tab-stops>
      </style:paragraph-properties>
    </style:style>
    <style:style style:name="T83" style:parent-style-name="DefaultParagraphFont" style:family="text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text-properties style:font-name="Arial" style:font-name-complex="Arial"/>
    </style:style>
    <style:style style:name="P87" style:parent-style-name="Normal" style:family="paragraph">
      <style:text-properties style:font-name="Arial" style:font-name-complex="Arial"/>
    </style:style>
    <style:style style:name="T88" style:parent-style-name="DefaultParagraphFont" style:family="text">
      <style:text-properties style:font-name="Arial" style:font-name-complex="Arial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T90" style:parent-style-name="DefaultParagraphFont" style:family="text">
      <style:text-properties style:font-name="Arial" style:font-name-complex="Arial"/>
    </style:style>
    <style:style style:name="P91" style:parent-style-name="Normal" style:family="paragraph">
      <style:text-properties style:font-name="Arial" style:font-name-complex="Arial"/>
    </style:style>
    <style:style style:name="T92" style:parent-style-name="DefaultParagraphFont" style:family="text">
      <style:text-properties style:font-name="Arial" style:font-name-complex="Arial"/>
    </style:style>
    <style:style style:name="P93" style:parent-style-name="Normal" style:family="paragraph">
      <style:text-properties style:font-name="Arial" style:font-name-complex="Arial"/>
    </style:style>
    <style:style style:name="T94" style:parent-style-name="DefaultParagraphFont" style:family="text">
      <style:text-properties style:font-name="Arial" style:font-name-complex="Arial"/>
    </style:style>
    <style:style style:name="P95" style:parent-style-name="Normal" style:family="paragraph">
      <style:text-properties style:font-name="Arial" style:font-name-complex="Arial"/>
    </style:style>
    <style:style style:name="P96" style:parent-style-name="Normal" style:family="paragraph">
      <style:text-properties style:font-name="Arial" style:font-name-complex="Arial"/>
    </style:style>
    <style:style style:name="T97" style:parent-style-name="DefaultParagraphFont" style:family="text">
      <style:text-properties style:font-name="Arial" style:font-name-complex="Arial"/>
    </style:style>
    <style:style style:name="P98" style:parent-style-name="Normal" style:family="paragraph">
      <style:text-properties style:font-name="Arial" style:font-name-complex="Arial"/>
    </style:style>
    <style:style style:name="T99" style:parent-style-name="DefaultParagraphFont" style:family="text">
      <style:text-properties style:font-name="Arial" style:font-name-complex="Arial"/>
    </style:style>
    <style:style style:name="P100" style:parent-style-name="Normal" style:family="paragraph">
      <style:text-properties style:font-name="Arial" style:font-name-complex="Arial"/>
    </style:style>
    <style:style style:name="P101" style:parent-style-name="Normal" style:family="paragraph">
      <style:text-properties style:font-name="Arial" style:font-name-complex="Arial"/>
    </style:style>
    <style:style style:name="T102" style:parent-style-name="DefaultParagraphFont" style:family="text">
      <style:text-properties style:font-name="Arial" style:font-name-complex="Arial"/>
    </style:style>
    <style:style style:name="P103" style:parent-style-name="Normal" style:family="paragraph">
      <style:text-properties style:font-name="Arial" style:font-name-complex="Arial"/>
    </style:style>
    <style:style style:name="T104" style:parent-style-name="DefaultParagraphFont" style:family="text">
      <style:text-properties style:font-name="Arial" style:font-name-complex="Arial"/>
    </style:style>
    <style:style style:name="P105" style:parent-style-name="Normal" style:family="paragraph">
      <style:text-properties style:font-name="Arial" style:font-name-complex="Arial"/>
    </style:style>
    <style:style style:name="P106" style:parent-style-name="Normal" style:family="paragraph">
      <style:text-properties style:font-name="Arial" style:font-name-complex="Arial"/>
    </style:style>
    <style:style style:name="P107" style:parent-style-name="Normal" style:family="paragraph">
      <style:text-properties style:font-name="Arial" style:font-name-complex="Arial"/>
    </style:style>
    <style:style style:name="T108" style:parent-style-name="DefaultParagraphFont" style:family="text">
      <style:text-properties style:font-name="Arial" style:font-name-complex="Arial"/>
    </style:style>
    <style:style style:name="P109" style:parent-style-name="Normal" style:family="paragraph">
      <style:paragraph-properties fo:text-align="center"/>
      <style:text-properties style:font-name="Arial" style:font-name-complex="Arial"/>
    </style:style>
    <style:style style:name="P110" style:parent-style-name="Normal" style:family="paragraph">
      <style:paragraph-properties fo:break-before="page"/>
      <style:text-properties style:font-name="Arial" style:font-name-complex="Arial"/>
    </style:style>
    <style:style style:name="P111" style:parent-style-name="Normal" style:family="paragraph">
      <style:paragraph-properties fo:text-align="center"/>
    </style:style>
    <style:style style:name="T112" style:parent-style-name="DefaultParagraphFont" style:family="text">
      <style:text-properties style:font-name="Arial" style:font-name-complex="Arial"/>
    </style:style>
    <style:style style:name="T113" style:parent-style-name="DefaultParagraphFont" style:family="text">
      <style:text-properties style:font-name="Arial" style:font-name-complex="Arial"/>
    </style:style>
    <style:style style:name="T114" style:parent-style-name="DefaultParagraphFont" style:family="text">
      <style:text-properties style:font-name="Arial" style:font-name-complex="Arial"/>
    </style:style>
    <style:style style:name="T115" style:parent-style-name="DefaultParagraphFont" style:family="text">
      <style:text-properties style:font-name="Arial" style:font-name-complex="Arial"/>
    </style:style>
    <style:style style:name="T116" style:parent-style-name="DefaultParagraphFont" style:family="text">
      <style:text-properties style:font-name="Arial" style:font-name-complex="Arial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T118" style:parent-style-name="DefaultParagraphFont" style:family="text">
      <style:text-properties style:font-name="Arial" style:font-name-complex="Arial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P120" style:parent-style-name="Normal" style:family="paragraph">
      <style:text-properties style:font-name="Arial" style:font-name-complex="Arial"/>
    </style:style>
    <style:style style:name="P121" style:parent-style-name="Normal" style:family="paragraph">
      <style:text-properties style:font-name="Arial" style:font-name-complex="Arial"/>
    </style:style>
    <style:style style:name="P122" style:parent-style-name="Normal" style:family="paragraph">
      <style:text-properties style:font-name="Arial" style:font-name-complex="Arial"/>
    </style:style>
    <style:style style:name="P123" style:parent-style-name="Normal" style:family="paragraph">
      <style:text-properties style:font-name="Arial" style:font-name-complex="Arial"/>
    </style:style>
    <style:style style:name="P124" style:parent-style-name="Normal" style:family="paragraph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/>
    </style:style>
    <style:style style:name="P127" style:parent-style-name="Normal" style:family="paragraph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/>
    </style:style>
    <style:style style:name="P129" style:parent-style-name="Normal" style:family="paragraph">
      <style:text-properties style:font-name="Arial" style:font-name-complex="Arial"/>
    </style:style>
    <style:style style:name="T130" style:parent-style-name="DefaultParagraphFont" style:family="text">
      <style:text-properties style:font-name="Arial" style:font-name-complex="Arial"/>
    </style:style>
    <style:style style:name="T131" style:parent-style-name="DefaultParagraphFont" style:family="text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/>
    </style:style>
    <style:style style:name="T134" style:parent-style-name="DefaultParagraphFont" style:family="text">
      <style:text-properties style:font-name="Arial" style:font-name-complex="Arial"/>
    </style:style>
    <style:style style:name="P135" style:parent-style-name="Normal" style:family="paragraph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/>
    </style:style>
    <style:style style:name="P137" style:parent-style-name="Normal" style:family="paragraph">
      <style:paragraph-properties fo:text-align="center"/>
    </style:style>
    <style:style style:name="P138" style:parent-style-name="Normal" style:family="paragraph">
      <style:paragraph-properties fo:break-before="page"/>
    </style:style>
    <style:style style:name="P139" style:parent-style-name="Normal" style:family="paragraph">
      <style:paragraph-properties fo:text-align="center"/>
    </style:style>
    <style:style style:name="T140" style:parent-style-name="DefaultParagraphFont" style:family="text">
      <style:text-properties fo:font-size="16pt" style:font-size-asian="16pt" style:font-size-complex="16pt"/>
    </style:style>
    <style:style style:name="T141" style:parent-style-name="DefaultParagraphFont" style:family="text">
      <style:text-properties fo:font-size="16pt" style:font-size-asian="16pt" style:font-size-complex="16pt"/>
    </style:style>
    <style:style style:name="T142" style:parent-style-name="DefaultParagraphFont" style:family="text">
      <style:text-properties fo:font-size="16pt" style:font-size-asian="16pt" style:font-size-complex="16pt"/>
    </style:style>
    <style:style style:name="T143" style:parent-style-name="DefaultParagraphFont" style:family="text">
      <style:text-properties fo:font-size="16pt" style:font-size-asian="16pt" style:font-size-complex="16pt"/>
    </style:style>
    <style:style style:name="T144" style:parent-style-name="DefaultParagraphFont" style:family="text">
      <style:text-properties fo:font-size="16pt" style:font-size-asian="16pt" style:font-size-complex="16pt"/>
    </style:style>
    <style:style style:name="T145" style:parent-style-name="DefaultParagraphFont" style:family="text">
      <style:text-properties fo:font-size="16pt" style:font-size-asian="16pt" style:font-size-complex="16pt"/>
    </style:style>
    <style:style style:name="T146" style:parent-style-name="DefaultParagraphFont" style:family="text">
      <style:text-properties fo:font-size="16pt" style:font-size-asian="16pt" style:font-size-complex="16pt"/>
    </style:style>
    <style:style style:name="T147" style:parent-style-name="DefaultParagraphFont" style:family="text">
      <style:text-properties fo:font-size="16pt" style:font-size-asian="16pt" style:font-size-complex="16pt"/>
    </style:style>
    <style:style style:family="graphic" style:name="a87">
      <style:graphic-properties style:wrap="run-through" style:run-through="foreground" draw:fill="none" draw:stroke="solid" svg:stroke-width="0.00694in" svg:stroke-color="#000000" draw:marker-end="a8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52">
      <style:graphic-properties style:wrap="run-through" style:run-through="foreground" draw:fill="none" draw:stroke="solid" svg:stroke-width="0.00694in" svg:stroke-color="#000000" draw:marker-end="a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style:wrap="run-through" style:run-through="foreground" draw:fill="none" draw:stroke="solid" svg:stroke-width="0.00694in" svg:stroke-color="#000000" draw:marker-end="a5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5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style:wrap="run-through" style:run-through="foreground" draw:fill="none" draw:stroke="solid" svg:stroke-width="0.00694in" svg:stroke-color="#000000" draw:marker-end="a5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00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00000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0694in" svg:stroke-color="#000000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style:wrap="run-through" style:run-through="foreground" draw:fill="none" draw:stroke="solid" svg:stroke-width="0.00694in" svg:stroke-color="#000000" draw:marker-end="a8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2">
      <style:graphic-properties style:wrap="run-through" style:run-through="foreground" draw:fill="none" draw:stroke="solid" svg:stroke-width="0.00694in" svg:stroke-color="#000000" draw:marker-end="a9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4">
      <style:graphic-properties style:wrap="run-through" style:run-through="foreground" draw:fill="none" draw:stroke="solid" svg:stroke-width="0.00694in" svg:stroke-color="#000000" draw:marker-end="a9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9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9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62">
      <style:graphic-properties style:wrap="run-through" style:run-through="foreground" draw:fill="none" draw:stroke="solid" svg:stroke-width="0.00694in" svg:stroke-color="#000000" draw:marker-end="a6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0">
      <style:graphic-properties style:wrap="run-through" style:run-through="foreground" draw:fill="none" draw:stroke="solid" svg:stroke-width="0.00694in" svg:stroke-color="#000000" draw:marker-end="a9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65">
      <style:graphic-properties style:wrap="run-through" style:run-through="foreground" draw:fill="none" draw:stroke="solid" svg:stroke-width="0.00694in" svg:stroke-color="#000000" draw:marker-end="a6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none" draw:stroke="solid" svg:stroke-width="0.00694in" svg:stroke-color="#000000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8">
      <style:graphic-properties style:wrap="run-through" style:run-through="foreground" draw:fill="none" draw:stroke="solid" svg:stroke-width="0.00694in" svg:stroke-color="#000000" draw:marker-end="a6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none" draw:stroke="solid" svg:stroke-width="0.00694in" svg:stroke-color="#000000" draw:marker-end="a3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0694in" svg:stroke-color="#000000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0694in" svg:stroke-color="#000000" draw:marker-end="a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style:wrap="run-through" style:run-through="foreground" draw:fill="none" draw:stroke="solid" svg:stroke-width="0.00694in" svg:stroke-color="#000000" draw:marker-end="a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none" draw:stroke="solid" svg:stroke-width="0.00694in" svg:stroke-color="#000000" draw:marker-end="a7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4">
      <style:graphic-properties style:wrap="run-through" style:run-through="foreground" draw:fill="none" draw:stroke="solid" svg:stroke-width="0.00694in" svg:stroke-color="#000000" draw:marker-end="a7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78">
      <style:graphic-properties style:wrap="run-through" style:run-through="foreground" draw:fill="none" draw:stroke="solid" svg:stroke-width="0.00694in" svg:stroke-color="#000000" draw:marker-end="a7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style:wrap="run-through" style:run-through="foreground" draw:fill="none" draw:stroke="solid" svg:stroke-width="0.00694in" svg:stroke-color="#000000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wrap="run-through" style:run-through="foreground" draw:fill="none" draw:stroke="solid" svg:stroke-width="0.00694in" svg:stroke-color="#000000" draw:marker-end="a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0694in" svg:stroke-color="#000000" draw:marker-end="a4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000000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000000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none" draw:stroke="solid" svg:stroke-width="0.00694in" svg:stroke-color="#000000" draw:marker-end="a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84">
      <style:graphic-properties style:wrap="run-through" style:run-through="foreground" draw:fill="none" draw:stroke="solid" svg:stroke-width="0.00694in" svg:stroke-color="#000000" draw:marker-end="a8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Navigation Maps</text:p>
      <text:p text:style-name="Normal"><text:span text:style-name="T2"><draw:frame draw:z-index="251628032" draw:id="id0" draw:style-name="a0" draw:name="Text Box 11" text:anchor-type="paragraph" svg:x="6.12121in" svg:y="3.81061in" svg:width="1.08333in" svg:height="0.47708in" style:rel-width="scale" style:rel-height="scale"><draw:text-box><text:p text:style-name="Normal">Exit</text:p></draw:text-box><svg:title/><svg:desc/></draw:frame></text:span><text:span text:style-name="T3"><draw:frame draw:z-index="251625984" draw:id="id1" draw:style-name="a1" draw:name="Text Box 10" text:anchor-type="paragraph" svg:x="4.34091in" svg:y="3.80303in" svg:width="1.20417in" svg:height="0.50694in" style:rel-width="scale" style:rel-height="scale"><draw:text-box><text:p text:style-name="Normal">View Ranked CVs</text:p></draw:text-box><svg:title/><svg:desc/></draw:frame></text:span><text:span text:style-name="T4"><draw:frame draw:z-index="251623936" draw:id="id2" draw:style-name="a2" draw:name="Text Box 9" text:anchor-type="paragraph" svg:x="0in" svg:y="3.79444in" svg:width="1.18889in" svg:height="0.50694in" style:rel-width="scale" style:rel-height="scale"><draw:text-box><text:p text:style-name="Normal">Upload Resumes</text:p></draw:text-box><svg:title/><svg:desc/></draw:frame></text:span><text:span text:style-name="T5"><draw:frame draw:z-index="251621888" draw:id="id3" draw:style-name="a3" draw:name="Text Box 8" text:anchor-type="paragraph" svg:x="1.0303in" svg:y="3.78005in" svg:width="1.30278in" svg:height="0.54514in" style:rel-width="scale" style:rel-height="scale"><draw:text-box><text:p text:style-name="Normal">Upload Job Description</text:p></draw:text-box><svg:title/><svg:desc/></draw:frame></text:span><text:span text:style-name="T6"><draw:frame draw:z-index="251619840" draw:id="id4" draw:style-name="a4" draw:name="Text Box 7" text:anchor-type="paragraph" svg:x="-0.7197in" svg:y="3.77273in" svg:width="1.45417in" svg:height="0.57569in" style:rel-width="scale" style:rel-height="scale"><draw:text-box><text:p text:style-name="Normal">Create Job Profile</text:p></draw:text-box><svg:title/><svg:desc/></draw:frame></text:span><text:span text:style-name="T7"><draw:frame draw:z-index="251617792" draw:id="id5" draw:style-name="a5" draw:name="Text Box 6" text:anchor-type="paragraph" svg:x="2.24242in" svg:y="2.21212in" svg:width="2.06806in" svg:height="0.43125in" style:rel-width="scale" style:rel-height="scale"><draw:text-box><text:p text:style-name="P8">See<text:s/>Options</text:p></draw:text-box><svg:title/><svg:desc/></draw:frame></text:span><text:span text:style-name="T9"><draw:frame draw:z-index="251615744" draw:id="id6" draw:style-name="a6" draw:name="Text Box 4" text:anchor-type="paragraph" svg:x="0in" svg:y="1.46149in" svg:width="1.98472in" svg:height="0.41667in" style:rel-width="scale" style:rel-height="scale"><draw:text-box><text:p text:style-name="P10">Welcome to CV Analyzer</text:p></draw:text-box><svg:title/><svg:desc/></draw:frame></text:span></text:p>
      <text:p text:style-name="Normal"><text:span text:style-name="T11"><draw:frame draw:z-index="251613696" draw:id="id7" draw:style-name="a7" draw:name="Text Box 3" text:anchor-type="paragraph" svg:x="2.22083in" svg:y="0.18889in" svg:width="1.97708in" svg:height="0.40903in" style:rel-width="scale" style:rel-height="scale"><draw:text-box><text:p text:style-name="P12">System Login</text:p></draw:text-box><svg:title/><svg:desc/></draw:frame></text:span></text:p>
      <text:p text:style-name="Normal"><text:span text:style-name="T13"><draw:connector draw:type="line" svg:x1="3.18889in" svg:y1="0.30776in" svg:x2="3.19583in" svg:y2="0.78762in" draw:z-index="251704832" draw:id="id8" draw:style-name="a9" draw:name="Straight Arrow Connector 69" text:anchor-type="paragraph"><svg:title/><svg:desc/></draw:connector></text:span></text:p>
      <text:p text:style-name="P14"/>
      <text:p text:style-name="P15"/>
      <text:p text:style-name="Normal"><text:span text:style-name="T16"><draw:connector draw:type="line" svg:x1="3.18125in" svg:y1="0.19583in" svg:x2="3.18611in" svg:y2="0.52917in" draw:z-index="251702784" draw:id="id9" draw:style-name="a11" draw:name="Straight Arrow Connector 68" text:anchor-type="paragraph"><svg:title/><svg:desc/></draw:connector></text:span></text:p>
      <text:p text:style-name="P17"/>
      <text:p text:style-name="Normal"><text:span text:style-name="T18"><draw:connector draw:type="line" svg:x1="3.18056in" svg:y1="0.32847in" svg:x2="3.19444in" svg:y2="0.72431in" draw:z-index="251632128" draw:id="id10" draw:style-name="a12" draw:name="Straight Connector 46" text:anchor-type="paragraph"><svg:title/><svg:desc/></draw:connector></text:span></text:p>
      <text:p text:style-name="Normal"><text:span text:style-name="T19"><draw:connector draw:type="line" svg:x1="6.5in" svg:y1="0.33015in" svg:x2="6.50486in" svg:y2="1.06487in" draw:z-index="251700736" draw:id="id11" draw:style-name="a14" draw:name="Straight Arrow Connector 67" text:anchor-type="paragraph"><svg:title/><svg:desc/></draw:connector></text:span><text:span text:style-name="T20"><draw:connector draw:type="line" svg:x1="6.51634in" svg:y1="0.34167in" svg:x2="4.80315in" svg:y2="0.35069in" draw:z-index="251640320" draw:id="id12" draw:style-name="a15" draw:name="Straight Connector 50" text:anchor-type="paragraph"><svg:title/><svg:desc/></draw:connector></text:span></text:p>
      <text:p text:style-name="Normal"><text:span text:style-name="T21"><draw:connector draw:type="line" svg:x1="4.82455in" svg:y1="0.00176in" svg:x2="4.82455in" svg:y2="0.6837in" draw:z-index="251698688" draw:id="id13" draw:style-name="a17" draw:name="Straight Arrow Connector 65" text:anchor-type="paragraph"><svg:title/><svg:desc/></draw:connector></text:span><text:span text:style-name="T22"><draw:connector draw:type="line" svg:x1="0.04902in" svg:y1="0.03117in" svg:x2="0.04902in" svg:y2="0.6395in" draw:z-index="251696640" draw:id="id14" draw:style-name="a19" draw:name="Straight Arrow Connector 63" text:anchor-type="paragraph"><svg:title/><svg:desc/></draw:connector></text:span><text:span text:style-name="T23"><draw:connector draw:type="line" svg:x1="1.62745in" svg:y1="0.03117in" svg:x2="1.63231in" svg:y2="0.67353in" draw:z-index="251694592" draw:id="id15" draw:style-name="a21" draw:name="Straight Arrow Connector 62" text:anchor-type="paragraph"><svg:title/><svg:desc/></draw:connector></text:span><text:span text:style-name="T24"><draw:connector draw:type="line" svg:x1="3.18755in" svg:y1="0.03194in" svg:x2="3.18755in" svg:y2="0.68125in" draw:z-index="251692544" draw:id="id16" draw:style-name="a23" draw:name="Straight Arrow Connector 61" text:anchor-type="paragraph"><svg:title/><svg:desc/></draw:connector></text:span><text:span text:style-name="T25"><draw:connector draw:type="line" svg:x1="1.75755in" svg:y1="0.02233in" svg:x2="0.04435in" svg:y2="0.03136in" draw:z-index="251638272" draw:id="id17" draw:style-name="a24" draw:name="Straight Connector 50" text:anchor-type="paragraph"><svg:title/><svg:desc/></draw:connector></text:span><text:span text:style-name="T26"><draw:connector draw:type="line" svg:x1="3.19653in" svg:y1="0.02361in" svg:x2="4.825in" svg:y2="0.00903in" draw:z-index="251634176" draw:id="id18" draw:style-name="a25" draw:name="Straight Connector 47" text:anchor-type="paragraph"><svg:title/><svg:desc/></draw:connector></text:span><text:span text:style-name="T27"><draw:connector draw:type="line" svg:x1="3.18889in" svg:y1="0.0238in" svg:x2="1.75in" svg:y2="0.0238in" draw:z-index="251636224" draw:id="id19" draw:style-name="a26" draw:name="Straight Connector 49" text:anchor-type="paragraph"><svg:title/><svg:desc/></draw:connector></text:span></text:p>
      <text:p text:style-name="P28"/>
      <text:p text:style-name="P29"/>
      <text:p text:style-name="Normal"><text:span text:style-name="T30"><draw:connector draw:type="line" svg:x1="3.20139in" svg:y1="0.31528in" svg:x2="3.25069in" svg:y2="1.69028in" draw:z-index="251668992" draw:id="id20" draw:style-name="a28" draw:name="Straight Arrow Connector 58" text:anchor-type="paragraph"><svg:title/><svg:desc/></draw:connector></text:span><text:span text:style-name="T31"><draw:connector draw:type="line" svg:x1="6.57778in" svg:y1="0.32222in" svg:x2="3.73611in" svg:y2="1.64167in" draw:z-index="251690496" draw:id="id21" draw:style-name="a30" draw:name="Straight Arrow Connector 60" text:anchor-type="paragraph"><svg:title/><svg:desc/></draw:connector></text:span><text:span text:style-name="T32"><draw:connector draw:type="line" svg:x1="-0.18055in" svg:y1="0.36389in" svg:x2="2.66667in" svg:y2="1.65556in" draw:z-index="251650560" draw:id="id22" draw:style-name="a32" draw:name="Straight Arrow Connector 56" text:anchor-type="paragraph"><svg:title/><svg:desc/></draw:connector></text:span></text:p>
      <text:p text:style-name="Normal"><text:span text:style-name="T33"><draw:connector draw:type="line" svg:x1="1.625in" svg:y1="0.01736in" svg:x2="2.89583in" svg:y2="1.29514in" draw:z-index="251658752" draw:id="id23" draw:style-name="a34" draw:name="Straight Arrow Connector 57" text:anchor-type="paragraph"><svg:title/><svg:desc/></draw:connector></text:span><text:span text:style-name="T34"><draw:connector draw:type="line" svg:x1="5in" svg:y1="0.01736in" svg:x2="3.45833in" svg:y2="1.29514in" draw:z-index="251678208" draw:id="id24" draw:style-name="a36" draw:name="Straight Arrow Connector 59" text:anchor-type="paragraph"><svg:title/><svg:desc/></draw:connector></text:span></text:p>
      <text:p text:style-name="P35"/>
      <text:p text:style-name="P36"/>
      <text:p text:style-name="P37"/>
      <text:p text:style-name="Normal"><text:span text:style-name="T38"><draw:frame draw:z-index="251630080" draw:id="id25" draw:style-name="a37" draw:name="Text Box 12" text:anchor-type="paragraph" svg:x="2.33333in" svg:y="0.05556in" svg:width="1.88611in" svg:height="0.5in" style:rel-width="scale" style:rel-height="scale"><draw:text-box><text:p text:style-name="Normal">User Selection/Choice</text:p></draw:text-box><svg:title/><svg:desc/></draw:frame></text:span></text:p>
      <text:p text:style-name="P39"/>
      <text:p text:style-name="P40"/>
      <text:soft-page-break/>
      <text:p text:style-name="P41"><text:span text:style-name="T42"><draw:connector draw:type="line" svg:x1="3.0087in" svg:y1="0.03478in" svg:x2="3.0087in" svg:y2="0.86048in" draw:z-index="251690496" draw:id="id26" draw:style-name="a39" draw:name="Straight Arrow Connector 75" text:anchor-type="paragraph"><svg:title/><svg:desc/></draw:connector></text:span><text:span text:style-name="T43"><draw:frame draw:z-index="251505152" draw:id="id27" draw:style-name="a40" draw:name="Text Box 13" text:anchor-type="paragraph" svg:x="2.0303in" svg:y="-0.43182in" svg:width="1.94653in" svg:height="0.49236in" style:rel-width="scale" style:rel-height="scale"><draw:text-box><text:p text:style-name="P44">User Selection/Choice</text:p></draw:text-box><svg:title/><svg:desc/></draw:frame></text:span></text:p>
      <text:p text:style-name="P45"/>
      <text:p text:style-name="Normal"><text:span text:style-name="T46"><draw:frame draw:z-index="251507200" draw:id="id28" draw:style-name="a41" draw:name="Text Box 14" text:anchor-type="paragraph" svg:x="2.16501in" svg:y="0.13056in" svg:width="1.62847in" svg:height="0.50694in" style:rel-width="scale" style:rel-height="scale"><draw:text-box><text:p text:style-name="P47">Create Job Profile</text:p></draw:text-box><svg:title/><svg:desc/></draw:frame></text:span></text:p>
      <text:p text:style-name="Normal"><text:span text:style-name="T48"><draw:connector draw:type="line" svg:x1="3.00507in" svg:y1="0.28146in" svg:x2="3.01688in" svg:y2="0.95091in" draw:z-index="251692544" draw:id="id29" draw:style-name="a43" draw:name="Straight Arrow Connector 76" text:anchor-type="paragraph"><svg:title/><svg:desc/></draw:connector></text:span></text:p>
      <text:p text:style-name="P49"/>
      <text:p text:style-name="Normal"><text:span text:style-name="T50"><draw:frame draw:z-index="251509248" draw:id="id30" draw:style-name="a44" draw:name="Text Box 16" text:anchor-type="paragraph" svg:x="2.14644in" svg:y="0.2337in" svg:width="1.70417in" svg:height="0.54514in" style:rel-width="scale" style:rel-height="scale"><draw:text-box><text:p text:style-name="Normal">Generate Unique ID</text:p></draw:text-box><svg:title/><svg:desc/></draw:frame></text:span></text:p>
      <text:p text:style-name="P51"/>
      <text:p text:style-name="Normal"><text:span text:style-name="T52"><draw:connector draw:type="line" svg:x1="3.01869in" svg:y1="0.08327in" svg:x2="3.01869in" svg:y2="1.01591in" draw:z-index="251694592" draw:id="id31" draw:style-name="a46" draw:name="Straight Arrow Connector 77" text:anchor-type="paragraph"><svg:title/><svg:desc/></draw:connector></text:span></text:p>
      <text:p text:style-name="P53"/>
      <text:p text:style-name="Normal"><text:span text:style-name="T54"><draw:frame draw:z-index="251511296" draw:id="id32" draw:style-name="a47" draw:name="Text Box 17" text:anchor-type="paragraph" svg:x="2.22784in" svg:y="0.31788in" svg:width="1.62083in" svg:height="0.84792in" style:rel-width="scale" style:rel-height="scale"><draw:text-box><text:p text:style-name="Normal">Get User Input (“Enter the<text:s/>Job<text:s/>Title/Role”)</text:p></draw:text-box><svg:title/><svg:desc/></draw:frame></text:span></text:p>
      <text:p text:style-name="P55"/>
      <text:p text:style-name="P56"/>
      <text:p text:style-name="Normal"><text:span text:style-name="T57"><draw:connector draw:type="line" svg:x1="3.05217in" svg:y1="0.12159in" svg:x2="3.06051in" svg:y2="1.04728in" draw:z-index="251696640" draw:id="id33" draw:style-name="a49" draw:name="Straight Arrow Connector 78" text:anchor-type="paragraph"><svg:title/><svg:desc/></draw:connector></text:span></text:p>
      <text:p text:style-name="P58"/>
      <text:p text:style-name="P59"/>
      <text:p text:style-name="Normal"><text:span text:style-name="T60"><draw:frame draw:z-index="251513344" draw:id="id34" draw:style-name="a50" draw:name="Text Box 18" text:anchor-type="paragraph" svg:x="2.08762in" svg:y="0.00912in" svg:width="1.84028in" svg:height="0.75in" style:rel-width="scale" style:rel-height="scale"><draw:text-box><text:p text:style-name="Normal">Prompt Message (“Job Profile Created”)<text:s/></text:p></draw:text-box><svg:title/><svg:desc/></draw:frame></text:span></text:p>
      <text:p text:style-name="P61"/>
      <text:p text:style-name="P62"><text:span text:style-name="T63"><draw:connector draw:type="line" svg:x1="3.05688in" svg:y1="0.06356in" svg:x2="3.06938in" svg:y2="0.83508in" draw:z-index="251698688" draw:id="id35" draw:style-name="a52" draw:name="Straight Arrow Connector 79" text:anchor-type="paragraph"><svg:title/><svg:desc/></draw:connector></text:span><text:span text:style-name="T64"><text:tab/></text:span></text:p>
      <text:p text:style-name="Normal"><text:span text:style-name="T65"><draw:frame draw:z-index="251515392" draw:id="id36" draw:style-name="a53" draw:name="Text Box 19" text:anchor-type="paragraph" svg:x="2.5737in" svg:y="0.50562in" svg:width="0.86944in" svg:height="0.50694in" style:rel-width="scale" style:rel-height="scale"><draw:text-box><text:p text:style-name="Normal">Exit</text:p></draw:text-box><svg:title/><svg:desc/></draw:frame></text:span></text:p>
      <text:soft-page-break/>
      <text:p text:style-name="P66"><text:span text:style-name="T67"><draw:connector draw:type="line" svg:x1="3.16485in" svg:y1="-0.02772in" svg:x2="3.15652in" svg:y2="0.59103in" draw:z-index="251688448" draw:id="id37" draw:style-name="a55" draw:name="Straight Arrow Connector 74" text:anchor-type="paragraph"><svg:title/><svg:desc/></draw:connector></text:span><text:span text:style-name="T68"><draw:frame draw:z-index="251545088" draw:id="id38" draw:style-name="a56" draw:name="Text Box 28" text:anchor-type="paragraph" svg:x="0in" svg:y="-0.56818in" svg:width="2.05278in" svg:height="0.5375in" style:rel-width="scale" style:rel-height="scale"><draw:text-box><text:p text:style-name="P69">User Selection/Choice</text:p></draw:text-box><svg:title/><svg:desc/></draw:frame></text:span></text:p>
      <text:p text:style-name="Normal"><text:span text:style-name="T70"><draw:frame draw:z-index="251611648" draw:id="id39" draw:style-name="a57" draw:name="Text Box 34" text:anchor-type="paragraph" svg:x="0in" svg:y="7.41601in" svg:width="0.81806in" svg:height="0.46181in" style:rel-width="scale" style:rel-height="scale"><draw:text-box><text:p text:style-name="Normal">Exit</text:p></draw:text-box><svg:title/><svg:desc/></draw:frame></text:span><text:span text:style-name="T71"><draw:connector draw:type="line" svg:x1="3.16871in" svg:y1="6.65164in" svg:x2="3.16871in" svg:y2="7.36414in" draw:z-index="251793920" draw:id="id40" draw:style-name="a59" draw:name="Straight Arrow Connector 87" text:anchor-type="paragraph"><svg:title/><svg:desc/></draw:connector></text:span><text:span text:style-name="T72"><draw:frame draw:z-index="251619840" draw:id="id41" draw:style-name="a60" draw:name="Text Box 35" text:anchor-type="paragraph" svg:x="0in" svg:y="5.83333in" svg:width="3.12847in" svg:height="0.76458in" style:rel-width="scale" style:rel-height="scale"><draw:text-box><text:p text:style-name="Normal">Prompt Message (“Job Description and Parsing Criteria Uploaded Successfully”)</text:p></draw:text-box><svg:title/><svg:desc/></draw:frame></text:span><text:span text:style-name="T73"><draw:connector draw:type="line" svg:x1="3.15625in" svg:y1="5.0375in" svg:x2="3.16458in" svg:y2="5.81944in" draw:z-index="251773440" draw:id="id42" draw:style-name="a62" draw:name="Straight Arrow Connector 86" text:anchor-type="paragraph"><svg:title/><svg:desc/></draw:connector></text:span><text:span text:style-name="T74"><draw:frame draw:z-index="251605504" draw:id="id43" draw:style-name="a63" draw:name="Text Box 33" text:anchor-type="paragraph" svg:x="2.26597in" svg:y="4.49444in" svg:width="1.7875in" svg:height="0.49236in" style:rel-width="scale" style:rel-height="scale"><draw:text-box><text:p text:style-name="Normal">Save Parsing Criteria</text:p></draw:text-box><svg:title/><svg:desc/></draw:frame></text:span><text:span text:style-name="T75"><draw:connector draw:type="line" svg:x1="3.14236in" svg:y1="3.67708in" svg:x2="3.14236in" svg:y2="4.42708in" draw:z-index="251752960" draw:id="id44" draw:style-name="a65" draw:name="Straight Arrow Connector 83" text:anchor-type="paragraph"><svg:title/><svg:desc/></draw:connector></text:span><text:span text:style-name="T76"><draw:frame draw:z-index="251593216" draw:id="id45" draw:style-name="a66" draw:name="Text Box 32" text:anchor-type="paragraph" svg:x="2.20694in" svg:y="3.14167in" svg:width="1.86319in" svg:height="0.48472in" style:rel-width="scale" style:rel-height="scale"><draw:text-box><text:p text:style-name="Normal">Parse Job Description</text:p></draw:text-box><svg:title/><svg:desc/></draw:frame></text:span><text:span text:style-name="T77"><draw:connector draw:type="line" svg:x1="3.14375in" svg:y1="2.50903in" svg:x2="3.14375in" svg:y2="3.09097in" draw:z-index="251732480" draw:id="id46" draw:style-name="a68" draw:name="Straight Arrow Connector 82" text:anchor-type="paragraph"><svg:title/><svg:desc/></draw:connector></text:span><text:span text:style-name="T78"><draw:frame draw:z-index="251576832" draw:id="id47" draw:style-name="a69" draw:name="Text Box 31" text:anchor-type="paragraph" svg:x="2.01667in" svg:y="1.74306in" svg:width="2.26458in" svg:height="0.75in" style:rel-width="scale" style:rel-height="scale"><draw:text-box><text:p text:style-name="Normal">Get User Input (“Upload Job Description/File”)</text:p></draw:text-box><svg:title/><svg:desc/></draw:frame></text:span><text:span text:style-name="T79"><draw:connector draw:type="line" svg:x1="3.1529in" svg:y1="0.74043in" svg:x2="3.16123in" svg:y2="1.69668in" draw:z-index="251710976" draw:id="id48" draw:style-name="a71" draw:name="Straight Arrow Connector 80" text:anchor-type="paragraph"><svg:title/><svg:desc/></draw:connector></text:span><text:span text:style-name="T80"><draw:frame draw:z-index="251555328" draw:id="id49" draw:style-name="a72" draw:name="Text Box 29" text:anchor-type="paragraph" svg:x="2.23279in" svg:y="0.2539in" svg:width="1.99236in" svg:height="0.50694in" style:rel-width="scale" style:rel-height="scale"><draw:text-box><text:p text:style-name="P81">Upload Job Description</text:p></draw:text-box><svg:title/><svg:desc/></draw:frame></text:span></text:p>
      <text:soft-page-break/>
      <text:p text:style-name="P82"><text:span text:style-name="T83"><draw:connector draw:type="line" svg:x1="3.12174in" svg:y1="0.2811in" svg:x2="3.12174in" svg:y2="1.0429in" draw:z-index="251795968" draw:id="id50" draw:style-name="a74" draw:name="Straight Arrow Connector 88" text:anchor-type="paragraph"><svg:title/><svg:desc/></draw:connector></text:span><text:span text:style-name="T84"><draw:frame draw:z-index="251517440" draw:id="id51" draw:style-name="a75" draw:name="Text Box 20" text:anchor-type="paragraph" svg:x="2.12121in" svg:y="-0.28788in" svg:width="2.02986in" svg:height="0.56806in" style:rel-width="scale" style:rel-height="scale"><draw:text-box><text:p text:style-name="P85">User Selection/Choice</text:p></draw:text-box><svg:title/><svg:desc/></draw:frame></text:span></text:p>
      <text:p text:style-name="P86"/>
      <text:p text:style-name="P87"/>
      <text:p text:style-name="Normal"><text:span text:style-name="T88"><draw:frame draw:z-index="251519488" draw:id="id52" draw:style-name="a76" draw:name="Text Box 21" text:anchor-type="paragraph" svg:x="0in" svg:y="0.01271in" svg:width="1.91667in" svg:height="0.48472in" style:rel-width="scale" style:rel-height="scale"><draw:text-box><text:p text:style-name="P89">Upload Resumes/CVs<text:s/></text:p></draw:text-box><svg:title/><svg:desc/></draw:frame></text:span></text:p>
      <text:p text:style-name="Normal"><text:span text:style-name="T90"><draw:connector draw:type="line" svg:x1="3.11806in" svg:y1="0.22335in" svg:x2="3.12986in" svg:y2="0.76988in" draw:z-index="251800064" draw:id="id53" draw:style-name="a78" draw:name="Straight Arrow Connector 90" text:anchor-type="paragraph"><svg:title/><svg:desc/></draw:connector></text:span></text:p>
      <text:p text:style-name="P91"/>
      <text:p text:style-name="Normal"><text:span text:style-name="T92"><draw:frame draw:z-index="251523584" draw:id="id54" draw:style-name="a79" draw:name="Text Box 23" text:anchor-type="paragraph" svg:x="0in" svg:y="0.07081in" svg:width="2.18889in" svg:height="0.71944in" style:rel-width="scale" style:rel-height="scale"><draw:text-box><text:p text:style-name="Normal">Parse Resume Descriptions</text:p><text:p text:style-name="Normal">And Important Data</text:p><text:p text:style-name="Normal"/></draw:text-box><svg:title/><svg:desc/></draw:frame></text:span></text:p>
      <text:p text:style-name="P93"/>
      <text:p text:style-name="Normal"><text:span text:style-name="T94"><draw:connector draw:type="line" svg:x1="3.11944in" svg:y1="0.13311in" svg:x2="3.13125in" svg:y2="1.03728in" draw:z-index="251803136" draw:id="id55" draw:style-name="a81" draw:name="Straight Arrow Connector 91" text:anchor-type="paragraph"><svg:title/><svg:desc/></draw:connector></text:span></text:p>
      <text:p text:style-name="P95"/>
      <text:p text:style-name="P96"/>
      <text:p text:style-name="Normal"><text:span text:style-name="T97"><draw:frame draw:z-index="251534848" draw:id="id56" draw:style-name="a82" draw:name="Text Box 26" text:anchor-type="paragraph" svg:x="0in" svg:y="0.01455in" svg:width="1.75in" svg:height="0.76458in" style:rel-width="scale" style:rel-height="scale"><draw:text-box><text:p text:style-name="Normal">Save Parsed Data From Resumes</text:p></draw:text-box><svg:title/><svg:desc/></draw:frame></text:span></text:p>
      <text:p text:style-name="P98"/>
      <text:p text:style-name="Normal"><text:span text:style-name="T99"><draw:connector draw:type="line" svg:x1="3.15427in" svg:y1="0.11568in" svg:x2="3.16261in" svg:y2="1.09832in" draw:z-index="251806208" draw:id="id57" draw:style-name="a84" draw:name="Straight Arrow Connector 92" text:anchor-type="paragraph"><svg:title/><svg:desc/></draw:connector></text:span></text:p>
      <text:p text:style-name="P100"/>
      <text:p text:style-name="P101"/>
      <text:p text:style-name="Normal"><text:span text:style-name="T102"><draw:frame draw:z-index="251527680" draw:id="id58" draw:style-name="a85" draw:name="Text Box 24" text:anchor-type="paragraph" svg:x="1.68293in" svg:y="0.10779in" svg:width="3.05278in" svg:height="0.79514in" style:rel-width="scale" style:rel-height="scale"><draw:text-box><text:p text:style-name="Normal">Prompt Message (“Resumes Uploaded And Parsed Successfully”)</text:p></draw:text-box><svg:title/><svg:desc/></draw:frame></text:span></text:p>
      <text:p text:style-name="P103"/>
      <text:p text:style-name="Normal"><text:span text:style-name="T104"><draw:connector draw:type="line" svg:x1="3.17149in" svg:y1="0.28579in" svg:x2="3.17982in" svg:y2="1.33787in" draw:z-index="251810304" draw:id="id59" draw:style-name="a87" draw:name="Straight Arrow Connector 95" text:anchor-type="paragraph"><svg:title/><svg:desc/></draw:connector></text:span></text:p>
      <text:p text:style-name="P105"/>
      <text:p text:style-name="P106"/>
      <text:p text:style-name="P107"/>
      <text:p text:style-name="Normal"><text:span text:style-name="T108"><draw:frame draw:z-index="251531776" draw:id="id60" draw:style-name="a88" draw:name="Text Box 25" text:anchor-type="paragraph" svg:x="0in" svg:y="0.01458in" svg:width="0.75694in" svg:height="0.48472in" style:rel-width="scale" style:rel-height="scale"><draw:text-box><text:p text:style-name="Normal">Exit</text:p></draw:text-box><svg:title/><svg:desc/></draw:frame></text:span></text:p>
      <text:p text:style-name="P109"/>
      <text:p text:style-name="P110"/>
      <text:soft-page-break/>
      <text:p text:style-name="P111"><text:span text:style-name="T112"><draw:connector draw:type="line" svg:x1="3.13696in" svg:y1="2.93044in" svg:x2="3.14737in" svg:y2="3.86932in" draw:z-index="251822592" draw:id="id61" draw:style-name="a90" draw:name="Straight Arrow Connector 98" text:anchor-type="paragraph"><svg:title/><svg:desc/></draw:connector></text:span><text:span text:style-name="T113"><draw:connector draw:type="line" svg:x1="3.13044in" svg:y1="1.46956in" svg:x2="3.13877in" svg:y2="2.4779in" draw:z-index="251818496" draw:id="id62" draw:style-name="a92" draw:name="Straight Arrow Connector 97" text:anchor-type="paragraph"><svg:title/><svg:desc/></draw:connector></text:span><text:span text:style-name="T114"><draw:connector draw:type="line" svg:x1="3.10435in" svg:y1="-0.02621in" svg:x2="3.10435in" svg:y2="0.99115in" draw:z-index="251814400" draw:id="id63" draw:style-name="a94" draw:name="Straight Arrow Connector 96" text:anchor-type="paragraph"><svg:title/><svg:desc/></draw:connector></text:span><text:span text:style-name="T115"><draw:frame draw:z-index="251636224" draw:id="id64" draw:style-name="a95" draw:name="Text Box 37" text:anchor-type="paragraph" svg:x="0in" svg:y="2.46878in" svg:width="1.50694in" svg:height="0.47708in" style:rel-width="scale" style:rel-height="scale"><draw:text-box><text:p text:style-name="Normal">Select Job Profile</text:p></draw:text-box><svg:title/><svg:desc/></draw:frame></text:span><text:span text:style-name="T116"><draw:frame draw:z-index="251628032" draw:id="id65" draw:style-name="a96" draw:name="Text Box 36" text:anchor-type="paragraph" svg:x="1.94493in" svg:y="1.00193in" svg:width="2.40903in" svg:height="0.45417in" style:rel-width="scale" style:rel-height="scale"><draw:text-box><text:p text:style-name="P117">View Ranked Resumes/CVs</text:p></draw:text-box><svg:title/><svg:desc/></draw:frame></text:span><text:span text:style-name="T118"><draw:frame draw:z-index="251543040" draw:id="id66" draw:style-name="a97" draw:name="Text Box 27" text:anchor-type="paragraph" svg:x="2.15145in" svg:y="-0.49994in" svg:width="2.01458in" svg:height="0.46944in" style:rel-width="scale" style:rel-height="scale"><draw:text-box><text:p text:style-name="P119">User Selection/Choice</text:p></draw:text-box><svg:title/><svg:desc/></draw:frame>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Normal"><text:span text:style-name="T130"><draw:frame draw:z-index="251645440" draw:id="id67" draw:style-name="a98" draw:name="Text Box 39" text:anchor-type="paragraph" svg:x="0in" svg:y="0.0687in" svg:width="2.50694in" svg:height="0.51458in" style:rel-width="scale" style:rel-height="scale"><draw:text-box><text:p text:style-name="Normal">Display Ranked Resumes/CVs</text:p></draw:text-box><svg:title/><svg:desc/></draw:frame></text:span></text:p>
      <text:p text:style-name="Normal"><text:span text:style-name="T131"><draw:connector draw:type="line" svg:x1="3.15716in" svg:y1="0.27345in" svg:x2="3.15716in" svg:y2="1.33248in" draw:z-index="251829760" draw:id="id68" draw:style-name="a100" draw:name="Straight Arrow Connector 100" text:anchor-type="paragraph"><svg:title/><svg:desc/></draw:connector></text:span></text:p>
      <text:p text:style-name="P132"/>
      <text:p text:style-name="P133"/>
      <text:p text:style-name="Normal"><text:span text:style-name="T134"><draw:frame draw:z-index="251651584" draw:id="id69" draw:style-name="a101" draw:name="Text Box 40" text:anchor-type="paragraph" svg:x="0in" svg:y="0.33614in" svg:width="0.81806in" svg:height="0.43889in" style:rel-width="scale" style:rel-height="scale"><draw:text-box><text:p text:style-name="Normal">Exit</text:p></draw:text-box><svg:title/><svg:desc/></draw:frame></text:span></text:p>
      <text:p text:style-name="P135"/>
      <text:p text:style-name="P136"/>
      <text:p text:style-name="Normal"/>
      <text:p text:style-name="Normal"/>
      <text:p text:style-name="Normal"/>
      <text:p text:style-name="Normal"/>
      <text:p text:style-name="P137"/>
      <text:p text:style-name="P138"/>
      <text:soft-page-break/>
      <text:p text:style-name="P139"><text:span text:style-name="T140">The above Navigation Map provides a clear and modified viewpoint of the Resume/CV Analyzer Software. Th</text:span><text:span text:style-name="T141">is o</text:span><text:span text:style-name="T142">verall explains how the users can interact with the software. Each and everything is organized perfectly<text:s/></text:span><text:span text:style-name="T143">and</text:span><text:span text:style-name="T144"><text:s/>elaborated step by step in this navigation</text:span><text:span text:style-name="T145"><text:s/>map</text:span><text:span text:style-name="T146"><text:s/>that will help users to understand the functional</text:span><text:span text:style-name="T147">ity of the softwar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51" svg:viewBox="0 0 20 30" svg:d="m10 0-10 30h20z"/>
    <draw:marker draw:name="a89" svg:viewBox="0 0 20 30" svg:d="m10 0-10 30h20z"/>
    <draw:marker draw:name="a54" svg:viewBox="0 0 20 30" svg:d="m10 0-10 30h20z"/>
    <draw:marker draw:name="a20" svg:viewBox="0 0 20 30" svg:d="m10 0-10 30h20z"/>
    <draw:marker draw:name="a58" svg:viewBox="0 0 20 30" svg:d="m10 0-10 30h20z"/>
    <draw:marker draw:name="a22" svg:viewBox="0 0 20 30" svg:d="m10 0-10 30h20z"/>
    <draw:marker draw:name="a70" svg:viewBox="0 0 20 30" svg:d="m10 0-10 30h20z"/>
    <draw:marker draw:name="a27" svg:viewBox="0 0 20 30" svg:d="m10 0-10 30h20z"/>
    <draw:marker draw:name="a29" svg:viewBox="0 0 20 30" svg:d="m10 0-10 30h20z"/>
    <draw:marker draw:name="a73" svg:viewBox="0 0 20 30" svg:d="m10 0-10 30h20z"/>
    <draw:marker draw:name="a77" svg:viewBox="0 0 20 30" svg:d="m10 0-10 30h20z"/>
    <draw:marker draw:name="a42" svg:viewBox="0 0 20 30" svg:d="m10 0-10 30h20z"/>
    <draw:marker draw:name="a8" svg:viewBox="0 0 20 30" svg:d="m10 0-10 30h20z"/>
    <draw:marker draw:name="a45" svg:viewBox="0 0 20 30" svg:d="m10 0-10 30h20z"/>
    <draw:marker draw:name="a10" svg:viewBox="0 0 20 30" svg:d="m10 0-10 30h20z"/>
    <draw:marker draw:name="a91" svg:viewBox="0 0 20 30" svg:d="m10 0-10 30h20z"/>
    <draw:marker draw:name="a48" svg:viewBox="0 0 20 30" svg:d="m10 0-10 30h20z"/>
    <draw:marker draw:name="a93" svg:viewBox="0 0 20 30" svg:d="m10 0-10 30h20z"/>
    <draw:marker draw:name="a13" svg:viewBox="0 0 20 30" svg:d="m10 0-10 30h20z"/>
    <draw:marker draw:name="a16" svg:viewBox="0 0 20 30" svg:d="m10 0-10 30h20z"/>
    <draw:marker draw:name="a61" svg:viewBox="0 0 20 30" svg:d="m10 0-10 30h20z"/>
    <draw:marker draw:name="a18" svg:viewBox="0 0 20 30" svg:d="m10 0-10 30h20z"/>
    <draw:marker draw:name="a99" svg:viewBox="0 0 20 30" svg:d="m10 0-10 30h20z"/>
    <draw:marker draw:name="a64" svg:viewBox="0 0 20 30" svg:d="m10 0-10 30h20z"/>
    <draw:marker draw:name="a67" svg:viewBox="0 0 20 30" svg:d="m10 0-10 30h20z"/>
    <draw:marker draw:name="a31" svg:viewBox="0 0 20 30" svg:d="m10 0-10 30h20z"/>
    <draw:marker draw:name="a33" svg:viewBox="0 0 20 30" svg:d="m10 0-10 30h20z"/>
    <draw:marker draw:name="a35" svg:viewBox="0 0 20 30" svg:d="m10 0-10 30h20z"/>
    <draw:marker draw:name="a80" svg:viewBox="0 0 20 30" svg:d="m10 0-10 30h20z"/>
    <draw:marker draw:name="a38" svg:viewBox="0 0 20 30" svg:d="m10 0-10 30h20z"/>
    <draw:marker draw:name="a83" svg:viewBox="0 0 20 30" svg:d="m10 0-10 30h20z"/>
    <draw:marker draw:name="a86" svg:viewBox="0 0 20 30" svg:d="m10 0-10 30h20z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hammad Umair</meta:initial-creator>
    <dc:creator>Muhammad Umair</dc:creator>
    <meta:creation-date>2025-02-27T15:52:00Z</meta:creation-date>
    <dc:date>2025-02-27T15:52:00Z</dc:date>
    <meta:print-date>2025-02-27T15:51:00Z</meta:print-date>
    <meta:template xlink:href="Normal.dotm" xlink:type="simple"/>
    <meta:editing-cycles>2</meta:editing-cycles>
    <meta:editing-duration>PT60S</meta:editing-duration>
    <meta:document-statistic meta:page-count="6" meta:paragraph-count="1" meta:word-count="76" meta:character-count="514" meta:row-count="3" meta:non-whitespace-character-count="439"/>
  </office:meta>
</office:document-meta>
</file>